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0660" officeooo:paragraph-rsid="001e0660"/>
    </style:style>
    <style:style style:name="P2" style:family="paragraph" style:parent-style-name="Standard">
      <style:text-properties officeooo:rsid="001f84e6" officeooo:paragraph-rsid="001f84e6"/>
    </style:style>
    <style:style style:name="P3" style:family="paragraph" style:parent-style-name="Standard">
      <style:text-properties officeooo:rsid="0021a7e8" officeooo:paragraph-rsid="0021a7e8"/>
    </style:style>
    <style:style style:name="P4" style:family="paragraph" style:parent-style-name="Standard">
      <style:text-properties officeooo:rsid="00230c92" officeooo:paragraph-rsid="00230c92"/>
    </style:style>
    <style:style style:name="P5" style:family="paragraph" style:parent-style-name="Standard">
      <style:text-properties officeooo:rsid="00242c4d" officeooo:paragraph-rsid="00242c4d"/>
    </style:style>
    <style:style style:name="P6" style:family="paragraph" style:parent-style-name="Standard">
      <style:text-properties officeooo:rsid="00259450" officeooo:paragraph-rsid="00259450"/>
    </style:style>
    <style:style style:name="P7" style:family="paragraph" style:parent-style-name="Standard">
      <style:text-properties officeooo:rsid="00274e34" officeooo:paragraph-rsid="00274e34"/>
    </style:style>
    <style:style style:name="P8" style:family="paragraph" style:parent-style-name="Standard">
      <style:text-properties officeooo:rsid="0027eefb" officeooo:paragraph-rsid="0027eefb"/>
    </style:style>
    <style:style style:name="P9" style:family="paragraph" style:parent-style-name="Standard">
      <style:text-properties officeooo:rsid="00299426" officeooo:paragraph-rsid="00299426"/>
    </style:style>
    <style:style style:name="P10" style:family="paragraph" style:parent-style-name="Standard">
      <style:text-properties officeooo:rsid="002ab68b" officeooo:paragraph-rsid="002ab68b"/>
    </style:style>
    <style:style style:name="P11" style:family="paragraph" style:parent-style-name="Standard">
      <style:text-properties officeooo:rsid="002b7863" officeooo:paragraph-rsid="002b7863"/>
    </style:style>
    <style:style style:name="P12" style:family="paragraph" style:parent-style-name="Standard">
      <style:text-properties officeooo:rsid="002be05b" officeooo:paragraph-rsid="002be05b"/>
    </style:style>
    <style:style style:name="P13" style:family="paragraph" style:parent-style-name="Standard">
      <style:text-properties officeooo:rsid="002e9291" officeooo:paragraph-rsid="002e9291"/>
    </style:style>
    <style:style style:name="P14" style:family="paragraph" style:parent-style-name="Standard">
      <style:text-properties officeooo:rsid="002f2c31" officeooo:paragraph-rsid="002f2c31"/>
    </style:style>
    <style:style style:name="P15" style:family="paragraph" style:parent-style-name="Standard">
      <style:text-properties officeooo:rsid="0030c1d5" officeooo:paragraph-rsid="0030c1d5"/>
    </style:style>
    <style:style style:name="P16" style:family="paragraph" style:parent-style-name="Standard">
      <style:text-properties officeooo:rsid="0032731c" officeooo:paragraph-rsid="0032731c"/>
    </style:style>
    <style:style style:name="P17" style:family="paragraph" style:parent-style-name="Standard">
      <style:text-properties officeooo:rsid="003341df" officeooo:paragraph-rsid="003341df"/>
    </style:style>
    <style:style style:name="P18" style:family="paragraph" style:parent-style-name="Standard">
      <style:text-properties officeooo:rsid="00340940" officeooo:paragraph-rsid="00340940"/>
    </style:style>
    <style:style style:name="P19" style:family="paragraph" style:parent-style-name="Standard">
      <style:text-properties officeooo:rsid="0034d2ab" officeooo:paragraph-rsid="0034d2ab"/>
    </style:style>
    <style:style style:name="P20" style:family="paragraph" style:parent-style-name="Standard">
      <style:text-properties officeooo:rsid="00355d9f" officeooo:paragraph-rsid="00355d9f"/>
    </style:style>
    <style:style style:name="P21" style:family="paragraph" style:parent-style-name="Standard">
      <style:text-properties officeooo:rsid="00364f5a" officeooo:paragraph-rsid="00364f5a"/>
    </style:style>
    <style:style style:name="P22" style:family="paragraph" style:parent-style-name="Standard">
      <style:text-properties officeooo:rsid="003908f5" officeooo:paragraph-rsid="003908f5"/>
    </style:style>
    <style:style style:name="P23" style:family="paragraph" style:parent-style-name="Standard">
      <style:text-properties officeooo:rsid="003aae57" officeooo:paragraph-rsid="003aae57"/>
    </style:style>
    <style:style style:name="P24" style:family="paragraph" style:parent-style-name="Standard">
      <style:text-properties officeooo:rsid="003c89bd" officeooo:paragraph-rsid="003c89bd"/>
    </style:style>
    <style:style style:name="P25" style:family="paragraph" style:parent-style-name="Standard">
      <style:text-properties officeooo:rsid="003e513c" officeooo:paragraph-rsid="003e513c"/>
    </style:style>
    <style:style style:name="P26" style:family="paragraph" style:parent-style-name="Standard">
      <style:text-properties officeooo:rsid="003fd598" officeooo:paragraph-rsid="003fd598"/>
    </style:style>
    <style:style style:name="P27" style:family="paragraph" style:parent-style-name="Standard">
      <style:text-properties officeooo:rsid="0041361b" officeooo:paragraph-rsid="0041361b"/>
    </style:style>
    <style:style style:name="P28" style:family="paragraph" style:parent-style-name="Standard">
      <style:text-properties officeooo:rsid="00435050" officeooo:paragraph-rsid="0046b6af"/>
    </style:style>
    <style:style style:name="P29" style:family="paragraph" style:parent-style-name="Standard">
      <style:text-properties officeooo:rsid="00474419" officeooo:paragraph-rsid="00474419"/>
    </style:style>
    <style:style style:name="P30" style:family="paragraph" style:parent-style-name="Standard">
      <style:text-properties officeooo:rsid="004a6403" officeooo:paragraph-rsid="004a6403"/>
    </style:style>
    <style:style style:name="P31" style:family="paragraph" style:parent-style-name="Standard">
      <style:text-properties officeooo:rsid="004b5b3e" officeooo:paragraph-rsid="004b5b3e"/>
    </style:style>
    <style:style style:name="P32" style:family="paragraph" style:parent-style-name="Standard">
      <style:text-properties officeooo:rsid="0050908e" officeooo:paragraph-rsid="0050908e"/>
    </style:style>
    <style:style style:name="P33" style:family="paragraph" style:parent-style-name="Standard">
      <style:text-properties officeooo:rsid="0051e680" officeooo:paragraph-rsid="0051e680"/>
    </style:style>
    <style:style style:name="P34" style:family="paragraph" style:parent-style-name="Standard">
      <style:text-properties officeooo:rsid="0052170a" officeooo:paragraph-rsid="0052170a"/>
    </style:style>
    <style:style style:name="P35" style:family="paragraph" style:parent-style-name="Standard">
      <style:text-properties officeooo:rsid="0052f6fc" officeooo:paragraph-rsid="0052f6fc"/>
    </style:style>
    <style:style style:name="P36" style:family="paragraph" style:parent-style-name="Standard">
      <style:text-properties officeooo:rsid="00538e55" officeooo:paragraph-rsid="00538e55"/>
    </style:style>
    <style:style style:name="P37" style:family="paragraph" style:parent-style-name="Standard">
      <style:text-properties officeooo:rsid="0055b86a" officeooo:paragraph-rsid="0055b86a"/>
    </style:style>
    <style:style style:name="P38" style:family="paragraph" style:parent-style-name="Standard">
      <style:text-properties officeooo:rsid="005605a3" officeooo:paragraph-rsid="005605a3"/>
    </style:style>
    <style:style style:name="P39" style:family="paragraph" style:parent-style-name="Standard">
      <style:text-properties officeooo:rsid="0059bcda" officeooo:paragraph-rsid="0059bcda"/>
    </style:style>
    <style:style style:name="P40" style:family="paragraph" style:parent-style-name="Standard">
      <style:text-properties officeooo:rsid="005cc8a4" officeooo:paragraph-rsid="005cc8a4"/>
    </style:style>
    <style:style style:name="P41" style:family="paragraph" style:parent-style-name="Standard">
      <style:text-properties officeooo:rsid="005ee3d8" officeooo:paragraph-rsid="005ee3d8"/>
    </style:style>
    <style:style style:name="P42" style:family="paragraph" style:parent-style-name="Standard">
      <style:text-properties officeooo:rsid="005fd3a4" officeooo:paragraph-rsid="005fd3a4"/>
    </style:style>
    <style:style style:name="P43" style:family="paragraph" style:parent-style-name="Standard">
      <style:text-properties officeooo:rsid="0062bb51" officeooo:paragraph-rsid="0062bb51"/>
    </style:style>
    <style:style style:name="P44" style:family="paragraph" style:parent-style-name="Standard">
      <style:text-properties officeooo:rsid="00634671" officeooo:paragraph-rsid="00634671"/>
    </style:style>
    <style:style style:name="P45" style:family="paragraph" style:parent-style-name="Standard">
      <style:text-properties officeooo:rsid="0063987b" officeooo:paragraph-rsid="0063987b"/>
    </style:style>
    <style:style style:name="P46" style:family="paragraph" style:parent-style-name="Standard">
      <style:text-properties officeooo:rsid="0065eec2" officeooo:paragraph-rsid="0065eec2"/>
    </style:style>
    <style:style style:name="P47" style:family="paragraph" style:parent-style-name="Standard">
      <style:text-properties officeooo:rsid="00435050" officeooo:paragraph-rsid="00435050"/>
    </style:style>
    <style:style style:name="T1" style:family="text">
      <style:text-properties officeooo:rsid="00217d48"/>
    </style:style>
    <style:style style:name="T2" style:family="text">
      <style:text-properties officeooo:rsid="0022b5e9"/>
    </style:style>
    <style:style style:name="T3" style:family="text">
      <style:text-properties officeooo:rsid="002dbec8"/>
    </style:style>
    <style:style style:name="T4" style:family="text">
      <style:text-properties officeooo:rsid="002f2e26"/>
    </style:style>
    <style:style style:name="T5" style:family="text">
      <style:text-properties officeooo:rsid="002ff049"/>
    </style:style>
    <style:style style:name="T6" style:family="text">
      <style:text-properties officeooo:rsid="00364f5a"/>
    </style:style>
    <style:style style:name="T7" style:family="text">
      <style:text-properties officeooo:rsid="00372398"/>
    </style:style>
    <style:style style:name="T8" style:family="text">
      <style:text-properties officeooo:rsid="003cb5de"/>
    </style:style>
    <style:style style:name="T9" style:family="text">
      <style:text-properties officeooo:rsid="0042c702"/>
    </style:style>
    <style:style style:name="T10" style:family="text">
      <style:text-properties officeooo:rsid="004646ed"/>
    </style:style>
    <style:style style:name="T11" style:family="text">
      <style:text-properties officeooo:rsid="004456bf"/>
    </style:style>
    <style:style style:name="T12" style:family="text">
      <style:text-properties officeooo:rsid="00494281"/>
    </style:style>
    <style:style style:name="T13" style:family="text">
      <style:text-properties officeooo:rsid="0047b809"/>
    </style:style>
    <style:style style:name="T14" style:family="text">
      <style:text-properties officeooo:rsid="004b4025"/>
    </style:style>
    <style:style style:name="T15" style:family="text">
      <style:text-properties officeooo:rsid="004d1c33"/>
    </style:style>
    <style:style style:name="T16" style:family="text">
      <style:text-properties officeooo:rsid="004dcc43"/>
    </style:style>
    <style:style style:name="T17" style:family="text">
      <style:text-properties officeooo:rsid="00517ee6"/>
    </style:style>
    <style:style style:name="T18" style:family="text">
      <style:text-properties officeooo:rsid="0052567a"/>
    </style:style>
    <style:style style:name="T19" style:family="text">
      <style:text-properties officeooo:rsid="0053d5df"/>
    </style:style>
    <style:style style:name="T20" style:family="text">
      <style:text-properties officeooo:rsid="0054e295"/>
    </style:style>
    <style:style style:name="T21" style:family="text">
      <style:text-properties officeooo:rsid="0057dfae"/>
    </style:style>
    <style:style style:name="T22" style:family="text">
      <style:text-properties officeooo:rsid="005b3cdc"/>
    </style:style>
    <style:style style:name="T23" style:family="text">
      <style:text-properties officeooo:rsid="005e566c"/>
    </style:style>
    <style:style style:name="T24" style:family="text">
      <style:text-properties officeooo:rsid="0060c401"/>
    </style:style>
    <style:style style:name="T25" style:family="text">
      <style:text-properties officeooo:rsid="00652e92"/>
    </style:style>
    <style:style style:name="T26" style:family="text">
      <style:text-properties officeooo:rsid="00660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should we do if our brakes suddenly fail while driving? What should we do if our brakes fail suddenly while driving? </text:p>
      <text:p text:style-name="P2">Used cooking oil, a lay was seen collecting used cooking oil from a dust bin. <text:span text:style-name="T1">A lay was seen collecting used cooking oil from a recycle bin.</text:span></text:p>
      <text:p text:style-name="P3">Facial rashes, rashes treatment, <text:span text:style-name="T2">it makes me itch. Itchy rashes.</text:span></text:p>
      <text:p text:style-name="P4">Mspaint equals to Microsoft Paint Software. <text:s/>Computer Management, Disk management.</text:p>
      <text:p text:style-name="P4">Microsoft Terminal Service Client Remote Desktop.</text:p>
      <text:p text:style-name="P5">Medicinal leech, medicinal leech.</text:p>
      <text:p text:style-name="P6">Pseudo color image, gray level image to pseudo color transform. </text:p>
      <text:p text:style-name="P7">How to test drive a new car? <text:s/>Top 5 secrets to know before you test drive a vehicle.</text:p>
      <text:p text:style-name="P8">Sahara desert, Sahara desert.</text:p>
      <text:p text:style-name="P9">Napkin, tissue, toilet paper, wet wipes, <text:s/>can I ask for extra napkins at a restaurant?</text:p>
      <text:p text:style-name="P10">Durian and Jackfruit. Do you know the difference between Durian and Jackfruit?</text:p>
      <text:p text:style-name="P11">I need to pee. Go number one. I need to poop. Go number two.</text:p>
      <text:p text:style-name="P12">Tomb, tomb. Tomb. </text:p>
      <text:p text:style-name="P12">Tomb, coffin, cemetery, graveyard, churchyard. <text:span text:style-name="T3">Funeral home.</text:span></text:p>
      <text:p text:style-name="P13">Beetroot, beetroot facts and health benefits and nutritional value.</text:p>
      <text:p text:style-name="P14"><text:span text:style-name="T4">Where</text:span> do maggots come from and how to get rid of them? <text:span text:style-name="T5">Do flies come from maggots?</text:span></text:p>
      <text:p text:style-name="P15">Omelet making machine, is eating 2 omelets healthy?</text:p>
      <text:p text:style-name="P16">The fact will blow your mind. The fact will blow your mind.</text:p>
      <text:p text:style-name="P17">This is how clam moves. Clam recipes. Different types of clams.</text:p>
      <text:p text:style-name="P18">What is the school district house in China? The school district house in China all you need to know.</text:p>
      <text:p text:style-name="P19">High inflation, high deflation.</text:p>
      <text:p text:style-name="P20">Deport, deported, deportation. Thousands of illegal migrants are caught and deported in US every year. <text:span text:style-name="T6">What happens when you get deported from the US? Deported asylum seekers return to US.</text:span></text:p>
      <text:p text:style-name="P21">Time to start massive deportation, close our borders. <text:span text:style-name="T7">Import and export business.</text:span></text:p>
      <text:p text:style-name="P22">FOSS equals to Free and Open Source Software.</text:p>
      <text:p text:style-name="P23">Humiliate, humiliation. She faced humiliation from villagers.</text:p>
      <text:p text:style-name="P24">One year lease, lease agreement, <text:span text:style-name="T8">landlord, tenant, can a landlord force a tenant to sign a new lease?</text:span></text:p>
      <text:p text:style-name="P25">Under Canadian Law, all marriages must be monogamous. Under Canadian Law, all marriages must be monogamous.</text:p>
      <text:p text:style-name="P26">Vacuum cleaner, vacuum cleaner. Vacuum cleaner.</text:p>
      <text:p text:style-name="P27">The Curse of 35 age discrimination in China. <text:s/><text:span text:style-name="T9">What is the curse of 35 age disc</text:span><text:span text:style-name="T10">\</text:span><text:span text:style-name="T9">rimination in China.</text:span></text:p>
      <text:p text:style-name="P28">Data Pre-Processing Board, Data Aggregation Board. <text:span text:style-name="T11">A </text:span><text:span text:style-name="T10">desktop </text:span><text:span text:style-name="T11">aggregation</text:span><text:span text:style-name="T10"> </text:span><text:span text:style-name="T11">APP brings together Facebook, Twitter and LinkedIn.</text:span></text:p>
      <text:p text:style-name="P29">Transistor, hFE equals to current gain <text:span text:style-name="T12">of a transistor</text:span>. <text:span text:style-name="T13">Hybrid, Forward, Emitter.</text:span></text:p>
      <text:p text:style-name="P30">Bull market and bear market. Bear market investment strategy. <text:span text:style-name="T14">How to make money in a bear market?</text:span></text:p>
      <text:p text:style-name="P31">Cut the lemon in half and squeeze the juice into a bowl. <text:span text:style-name="T15">Cut the lemon in half, and squeeze the juice into a bowl. </text:span><text:span text:style-name="T16">Squeeze sponge to get water. Squeeze sponge to get water.</text:span></text:p>
      <text:p text:style-name="P32">Confiscate, confiscated. Mr.wu confiscated my iPhone. <text:span text:style-name="T17">His passport was confiscated by the police to prevent him from leaving the country.</text:span></text:p>
      <text:p text:style-name="P33">School bullying, he died on school bullying. Many cases of bullying go unreported.</text:p>
      <text:p text:style-name="P34">Rainfall, here is also heavy rainfall outside. <text:span text:style-name="T18">I get wet in the rain. Some one feel the rain, others just get wet.</text:span></text:p>
      <text:p text:style-name="P35">Legislature, law enforcement, legislature, law enforcement.</text:p>
      <text:p text:style-name="P36">Verbose, verbosely, <text:span text:style-name="T19">if you want a verbose output, please add v parameter. </text:span><text:span text:style-name="T20">Hyphen mark v.</text:span></text:p>
      <text:p text:style-name="P37">scholarship, undergraduate, master, PhD, Philosophy of Doctor.</text:p>
      <text:p text:style-name="P38">Profile Picture, Profile Name. <text:span text:style-name="T21">I noticed that you changed your profile name.</text:span></text:p>
      <text:p text:style-name="P39">We should get married before 30 and have kids. <text:span text:style-name="T22">How to earn your first pot of gold?</text:span></text:p>
      <text:p text:style-name="P40">Job, delivery rider, courier. <text:span text:style-name="T23">On job market, the demand for talent is low.</text:span></text:p>
      <text:p text:style-name="P41">Firefly, butterfly, dragonfly. Firefly, butterfly, dragonfly.</text:p>
      <text:p text:style-name="P42"><text:soft-page-break/>Liver, <text:span text:style-name="T24">human organ, </text:span>he died of liver failure. My grandpa died of liver cancer.</text:p>
      <text:p text:style-name="P43">Winner and loser, the history in textbook is the story of winners.</text:p>
      <text:p text:style-name="P44">Submarine and submersible. The submersible has no toilet on board just a bottle or a camp style toilet behind a curtain.</text:p>
      <text:p text:style-name="P45">Transparent background, <text:span text:style-name="T25">transparent background.</text:span></text:p>
      <text:p text:style-name="P46">Reverse engineering, nice setup to fight the global warming. <text:s/><text:span text:style-name="T26">Due to climate change, they’re helping to reduce the hot weather.</text:span></text:p>
      <text:p text:style-name="P46"/>
      <text:p text:style-name="P42"/>
      <text:p text:style-name="P33"/>
      <text:p text:style-name="P31"/>
      <text:p text:style-name="P31"/>
      <text:p text:style-name="P29"/>
      <text:p text:style-name="P47"/>
      <text:p text:style-name="P47"/>
      <text:p text:style-name="P25"/>
      <text:p text:style-name="P20"/>
      <text:p text:style-name="P17"/>
      <text:p text:style-name="P15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8:23:29.969044325</meta:creation-date>
    <dc:date>2025-06-06T18:54:02.776922928</dc:date>
    <meta:editing-duration>PT29M56S</meta:editing-duration>
    <meta:editing-cycles>74</meta:editing-cycles>
    <meta:generator>LibreOffice/24.8.7.2$Linux_X86_64 LibreOffice_project/480$Build-2</meta:generator>
    <meta:document-statistic meta:table-count="0" meta:image-count="0" meta:object-count="0" meta:page-count="2" meta:paragraph-count="48" meta:word-count="638" meta:character-count="3898" meta:non-whitespace-character-count="3300"/>
  </office:meta>
</office:document-meta>
</file>